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4.674cm" fo:min-width="10.1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21.49cm" svg:height="8.848cm" svg:x="-2.062cm" svg:y="-2.267cm"><text:p/></draw:rect><draw:ellipse text:anchor-type="paragraph" draw:z-index="1" draw:style-name="gr1" draw:text-style-name="P1" svg:width="21.344cm" svg:height="8.203cm" svg:x="-1.944cm" svg:y="7.671cm"><text:p/></draw:ellipse><draw:custom-shape text:anchor-type="paragraph" draw:z-index="2" draw:style-name="gr2" svg:width="20.344cm" svg:height="9.349cm" svg:x="-1.356cm" svg:y="16.49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Castro</meta:initial-creator>
    <meta:creation-date>2016-09-15T13:49:16.995646529</meta:creation-date>
    <dc:date>2016-09-15T13:50:49.675874414</dc:date>
    <dc:creator>Henry Castro</dc:creator>
    <meta:editing-duration>PT1M3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